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 style:data-style-name="N6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$y^+$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werWall</text:p>
          </table:table-cell>
          <table:table-cell table:style-name="ce2" office:value-type="float" office:value="11.58443" calcext:value-type="float">
            <text:p>1.16E+01</text:p>
          </table:table-cell>
          <table:table-cell table:style-name="ce2" office:value-type="float" office:value="18.03507" calcext:value-type="float">
            <text:p>1.80E+01</text:p>
          </table:table-cell>
          <table:table-cell table:style-name="ce2" office:value-type="float" office:value="14.0232" calcext:value-type="float">
            <text:p>1.4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de0</text:p>
          </table:table-cell>
          <table:table-cell table:style-name="ce2" office:value-type="float" office:value="0.7735179" calcext:value-type="float">
            <text:p>7.74E-01</text:p>
          </table:table-cell>
          <table:table-cell table:style-name="ce2" office:value-type="float" office:value="9.497755" calcext:value-type="float">
            <text:p>9.50E+00</text:p>
          </table:table-cell>
          <table:table-cell table:style-name="ce2" office:value-type="float" office:value="4.377209" calcext:value-type="float">
            <text:p>4.38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de1</text:p>
          </table:table-cell>
          <table:table-cell table:style-name="ce2" office:value-type="float" office:value="1.072712" calcext:value-type="float">
            <text:p>1.07E+00</text:p>
          </table:table-cell>
          <table:table-cell table:style-name="ce2" office:value-type="float" office:value="3.972875" calcext:value-type="float">
            <text:p>3.97E+00</text:p>
          </table:table-cell>
          <table:table-cell table:style-name="ce2" office:value-type="float" office:value="2.488902" calcext:value-type="float">
            <text:p>2.49E+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de2</text:p>
          </table:table-cell>
          <table:table-cell table:style-name="ce2" office:value-type="float" office:value="0.4794929" calcext:value-type="float">
            <text:p>4.79E-01</text:p>
          </table:table-cell>
          <table:table-cell table:style-name="ce2" office:value-type="float" office:value="9.077512" calcext:value-type="float">
            <text:p>9.08E+00</text:p>
          </table:table-cell>
          <table:table-cell table:style-name="ce2" office:value-type="float" office:value="5.569296" calcext:value-type="float">
            <text:p>5.57E+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1" table:formula="of:=[.D10]" office:value-type="string" office:string-value="$y^+$" calcext:value-type="string">
            <text:p>$y^+$</text:p>
          </table:table-cell>
          <table:table-cell table:style-name="ce1" table:formula="of:=[.E10]" office:value-type="string" office:string-value="Minimum" calcext:value-type="string">
            <text:p>Minimum</text:p>
          </table:table-cell>
          <table:table-cell table:style-name="ce1" table:formula="of:=[.F10]" office:value-type="string" office:string-value="Maximum" calcext:value-type="string">
            <text:p>Maximum</text:p>
          </table:table-cell>
          <table:table-cell table:style-name="ce1" table:formula="of:=[.G10]" office:value-type="string" office:string-value="Average" calcext:value-type="string">
            <text:p>Average</text:p>
          </table:table-cell>
        </table:table-row>
        <table:table-row table:style-name="ro1">
          <table:table-cell table:number-columns-repeated="3"/>
          <table:table-cell table:style-name="ce1" table:formula="of:=[.D11]" office:value-type="string" office:string-value="lowerWall" calcext:value-type="string">
            <text:p>lowerWall</text:p>
          </table:table-cell>
          <table:table-cell table:style-name="ce1" table:formula="of:=COM.MICROSOFT.CONCAT(&quot;$\round{&quot;;[.E11];&quot;}$&quot;)" office:value-type="string" office:string-value="$\round{11.58443}$" calcext:value-type="string">
            <text:p>$\round{11.58443}$</text:p>
          </table:table-cell>
          <table:table-cell table:style-name="ce1" table:formula="of:=COM.MICROSOFT.CONCAT(&quot;$\round{&quot;;[.F11];&quot;}$&quot;)" office:value-type="string" office:string-value="$\round{18.03507}$" calcext:value-type="string">
            <text:p>$\round{18.03507}$</text:p>
          </table:table-cell>
          <table:table-cell table:style-name="ce1" table:formula="of:=COM.MICROSOFT.CONCAT(&quot;$\round{&quot;;[.G11];&quot;}$&quot;)" office:value-type="string" office:string-value="$\round{14.0232}$" calcext:value-type="string">
            <text:p>$\round{14.0232}$</text:p>
          </table:table-cell>
        </table:table-row>
        <table:table-row table:style-name="ro1">
          <table:table-cell table:number-columns-repeated="3"/>
          <table:table-cell table:style-name="ce1" table:formula="of:=[.D12]" office:value-type="string" office:string-value="blade0" calcext:value-type="string">
            <text:p>blade0</text:p>
          </table:table-cell>
          <table:table-cell table:style-name="ce1" table:formula="of:=COM.MICROSOFT.CONCAT(&quot;$\round{&quot;;[.E12];&quot;}$&quot;)" office:value-type="string" office:string-value="$\round{0.7735179}$" calcext:value-type="string">
            <text:p>$\round{0.7735179}$</text:p>
          </table:table-cell>
          <table:table-cell table:style-name="ce1" table:formula="of:=COM.MICROSOFT.CONCAT(&quot;$\round{&quot;;[.F12];&quot;}$&quot;)" office:value-type="string" office:string-value="$\round{9.497755}$" calcext:value-type="string">
            <text:p>$\round{9.497755}$</text:p>
          </table:table-cell>
          <table:table-cell table:style-name="ce1" table:formula="of:=COM.MICROSOFT.CONCAT(&quot;$\round{&quot;;[.G12];&quot;}$&quot;)" office:value-type="string" office:string-value="$\round{4.377209}$" calcext:value-type="string">
            <text:p>$\round{4.377209}$</text:p>
          </table:table-cell>
        </table:table-row>
        <table:table-row table:style-name="ro1">
          <table:table-cell table:number-columns-repeated="3"/>
          <table:table-cell table:style-name="ce1" table:formula="of:=[.D13]" office:value-type="string" office:string-value="blade1" calcext:value-type="string">
            <text:p>blade1</text:p>
          </table:table-cell>
          <table:table-cell table:style-name="ce1" table:formula="of:=COM.MICROSOFT.CONCAT(&quot;$\round{&quot;;[.E13];&quot;}$&quot;)" office:value-type="string" office:string-value="$\round{1.072712}$" calcext:value-type="string">
            <text:p>$\round{1.072712}$</text:p>
          </table:table-cell>
          <table:table-cell table:style-name="ce1" table:formula="of:=COM.MICROSOFT.CONCAT(&quot;$\round{&quot;;[.F13];&quot;}$&quot;)" office:value-type="string" office:string-value="$\round{3.972875}$" calcext:value-type="string">
            <text:p>$\round{3.972875}$</text:p>
          </table:table-cell>
          <table:table-cell table:style-name="ce1" table:formula="of:=COM.MICROSOFT.CONCAT(&quot;$\round{&quot;;[.G13];&quot;}$&quot;)" office:value-type="string" office:string-value="$\round{2.488902}$" calcext:value-type="string">
            <text:p>$\round{2.488902}$</text:p>
          </table:table-cell>
        </table:table-row>
        <table:table-row table:style-name="ro1">
          <table:table-cell table:number-columns-repeated="3"/>
          <table:table-cell table:style-name="ce1" table:formula="of:=[.D14]" office:value-type="string" office:string-value="blade2" calcext:value-type="string">
            <text:p>blade2</text:p>
          </table:table-cell>
          <table:table-cell table:style-name="ce1" table:formula="of:=COM.MICROSOFT.CONCAT(&quot;$\round{&quot;;[.E14];&quot;}$&quot;)" office:value-type="string" office:string-value="$\round{0.4794929}$" calcext:value-type="string">
            <text:p>$\round{0.4794929}$</text:p>
          </table:table-cell>
          <table:table-cell table:style-name="ce1" table:formula="of:=COM.MICROSOFT.CONCAT(&quot;$\round{&quot;;[.F14];&quot;}$&quot;)" office:value-type="string" office:string-value="$\round{9.077512}$" calcext:value-type="string">
            <text:p>$\round{9.077512}$</text:p>
          </table:table-cell>
          <table:table-cell table:style-name="ce1" table:formula="of:=COM.MICROSOFT.CONCAT(&quot;$\round{&quot;;[.G14];&quot;}$&quot;)" office:value-type="string" office:string-value="$\round{5.569296}$" calcext:value-type="string">
            <text:p>$\round{5.569296}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2:38:03.972371906</meta:creation-date>
    <dc:date>2018-06-29T12:58:12.341783116</dc:date>
    <meta:editing-duration>PT9M58S</meta:editing-duration>
    <meta:editing-cycles>1</meta:editing-cycles>
    <meta:document-statistic meta:table-count="1" meta:cell-count="40" meta:object-count="0"/>
    <meta:generator>LibreOffice/6.0.3.2$Linux_X86_64 LibreOffice_project/00m0$Build-2</meta:generator>
  </office:meta>
</office:document-meta>
</file>